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elt Calc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ulley Diameter (smal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t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Pulley Tee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table:style-name="ce1" office:value-type="string" calcext:value-type="string">
            <text:p>Pulley Dia</text:p>
          </table:table-cell>
          <table:table-cell table:style-name="ce1" table:formula="of:=[.C2]*[.C3]/PI()" office:value-type="float" office:value="66.845076098596" calcext:value-type="float">
            <text:p>66.8450760986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lley Diameter (larg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t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Pulley Tee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table:style-name="ce1" office:value-type="string" calcext:value-type="string">
            <text:p>Pulley Dia</text:p>
          </table:table-cell>
          <table:table-cell table:style-name="ce1" table:formula="of:=[.C7]*[.C8]/PI()" office:value-type="float" office:value="66.845076098596" calcext:value-type="float">
            <text:p>66.8450760986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 Length (two equal pulley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nter Dist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Pulley Dia</text:p>
          </table:table-cell>
          <table:table-cell table:formula="of:=[.C9]" office:value-type="float" office:value="66.845076098596" calcext:value-type="float">
            <text:p>66.845076098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table:style-name="ce1" office:value-type="string" calcext:value-type="string">
            <text:p>Belt Length</text:p>
          </table:table-cell>
          <table:table-cell table:style-name="ce1" table:formula="of:=(2*[.C12])+(PI()*[.C13])" office:value-type="float" office:value="425" calcext:value-type="float">
            <text:p>425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er Distance (two equal pulley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ey Dia</text:p>
          </table:table-cell>
          <table:table-cell table:formula="of:=[.C9]" office:value-type="float" office:value="66.845076098596" calcext:value-type="float">
            <text:p>66.845076098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Belt Length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table:style-name="ce1" office:value-type="string" calcext:value-type="string">
            <text:p>Center Dist</text:p>
          </table:table-cell>
          <table:table-cell table:style-name="ce1" table:formula="of:=([.C18]-(PI()*[.C17]))/2" office:value-type="float" office:value="107.5" calcext:value-type="float">
            <text:p>107.5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 Length &amp; Center Dist (unequal pulley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ey Dia (1)</text:p>
          </table:table-cell>
          <table:table-cell table:formula="of:=[.C4]" office:value-type="float" office:value="66.845076098596" calcext:value-type="float">
            <text:p>66.845076098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Pulley Dia (2)</text:p>
          </table:table-cell>
          <table:table-cell table:formula="of:=[.C9]" office:value-type="float" office:value="66.845076098596" calcext:value-type="float">
            <text:p>66.845076098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Center Dist</text:p>
          </table:table-cell>
          <table:table-cell table:formula="of:=[.C19]" office:value-type="float" office:value="107.5" calcext:value-type="float">
            <text:p>107.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Angle Wrap (1)</text:p>
          </table:table-cell>
          <table:table-cell table:formula="of:=2*ACOS(([.C23]-[.C22])/(2*[.C24]))" office:value-type="float" office:value="3.14159265358979" calcext:value-type="float">
            <text:p>3.1415926536</text:p>
          </table:table-cell>
          <table:table-cell office:value-type="string" calcext:value-type="string">
            <text:p>radians</text:p>
          </table:table-cell>
        </table:table-row>
        <table:table-row table:style-name="ro1">
          <table:table-cell/>
          <table:table-cell office:value-type="string" calcext:value-type="string">
            <text:p>Angle Wrap (2)</text:p>
          </table:table-cell>
          <table:table-cell table:formula="of:=(2*PI())-[.C25]" office:value-type="float" office:value="3.14159265358979" calcext:value-type="float">
            <text:p>3.1415926536</text:p>
          </table:table-cell>
          <table:table-cell office:value-type="string" calcext:value-type="string">
            <text:p>radians</text:p>
          </table:table-cell>
        </table:table-row>
        <table:table-row table:style-name="ro1">
          <table:table-cell/>
          <table:table-cell table:style-name="ce1" office:value-type="string" calcext:value-type="string">
            <text:p>Span Length</text:p>
          </table:table-cell>
          <table:table-cell table:style-name="ce1" table:formula="of:=[.C24]*SIN([.C25]/2)" office:value-type="float" office:value="107.5" calcext:value-type="float">
            <text:p>107.5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/>
          <table:table-cell table:style-name="ce1" office:value-type="string" calcext:value-type="string">
            <text:p>Belt Length</text:p>
          </table:table-cell>
          <table:table-cell table:style-name="ce1" table:formula="of:=(2*[.C24]*SIN([.C25]/2))+([.C25]*([.C22]/2))+(((2*(PI())-[.C25])*([.C23]/2)))" office:value-type="float" office:value="425" calcext:value-type="float">
            <text:p>425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(intermediate term)</text:p>
          </table:table-cell>
          <table:table-cell table:formula="of:=[.C28]-(((PI()*([.C23]+[.C22])))/2)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enter Dist</text:p>
          </table:table-cell>
          <table:table-cell table:style-name="ce1" table:formula="of:=([.C29]+SQRT([.C29]^2-(2*([.C23]-[.C22])^2)))/4" office:value-type="float" office:value="107.5" calcext:value-type="float">
            <text:p>107.5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01:32:46.815520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01:32:48.307790423</meta:creation-date>
    <meta:editing-duration>PT54M19S</meta:editing-duration>
    <meta:editing-cycles>2</meta:editing-cycles>
    <meta:generator>LibreOffice/4.2.8.2$Linux_X86_64 LibreOffice_project/420$Build-2</meta:generator>
    <meta:initial-creator>Stephen Seifert</meta:initial-creator>
    <dc:date>2016-01-18T16:20:29.400536058</dc:date>
    <dc:creator>Stephen Seifert</dc:creator>
    <meta:document-statistic meta:table-count="1" meta:cell-count="67" meta:object-count="0"/>
  </office:meta>
</office:document-meta>
</file>